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caa9f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caa9f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caa9f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caa9f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caa9f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6e3e80" style:font-name-asian="Georgia1" style:font-name-complex="Georgia1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e3e80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paragraph-rsid="006e3e80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6e8f9b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officeooo:paragraph-rsid="006e8f9b"/>
    </style:style>
    <style:style style:name="P25" style:family="paragraph" style:parent-style-name="Standard">
      <style:paragraph-properties fo:text-align="justify" style:justify-single-word="false"/>
      <style:text-properties officeooo:paragraph-rsid="003454c2"/>
    </style:style>
    <style:style style:name="P2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7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fo:font-style="italic" officeooo:rsid="0023ad53" officeooo:paragraph-rsid="006f2133" style:font-name-asian="Georgia1" style:font-style-asian="italic" style:font-name-complex="Georgia1" style:font-style-complex="italic"/>
    </style:style>
    <style:style style:name="P29" style:family="paragraph" style:parent-style-name="Standard">
      <style:paragraph-properties fo:text-align="justify" style:justify-single-word="false"/>
      <style:text-properties style:font-name="Georgia" officeooo:rsid="0023ad53" officeooo:paragraph-rsid="006f2133" style:font-name-asian="Georgia1" style:font-name-complex="Georgia1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6f2133" style:font-name-asian="Georgia1" style:font-name-complex="Georgia1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Georgia" officeooo:rsid="0023ad53" officeooo:paragraph-rsid="006f2133" style:font-name-asian="Georgia1" style:font-name-complex="Georgia1"/>
    </style:style>
    <style:style style:name="P32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23ad53" officeooo:paragraph-rsid="006f2133" style:font-name-asian="Georgia1" style:font-name-complex="Georgia1"/>
    </style:style>
    <style:style style:name="P33" style:family="paragraph" style:parent-style-name="Standard">
      <style:paragraph-properties fo:margin-left="3.81cm" fo:margin-right="0cm" fo:text-align="justify" style:justify-single-word="false" fo:text-indent="0cm" style:auto-text-indent="false"/>
      <style:text-properties style:font-name="Georgia" officeooo:rsid="0023ad53" officeooo:paragraph-rsid="006f2133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fo:font-weight="bold" officeooo:rsid="0023ad53" officeooo:paragraph-rsid="006f2133" style:font-name-asian="Georgia1" style:font-weight-asian="bold" style:font-name-complex="Georgia1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Georgia" officeooo:paragraph-rsid="006f2133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rsid="0023ad53" officeooo:paragraph-rsid="0070c37e" style:font-name-asian="Georgia1" style:font-name-complex="Georgia1"/>
    </style:style>
    <style:style style:name="P37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style:text-position="0% 100%" officeooo:rsid="00552192" officeooo:paragraph-rsid="00552192"/>
    </style:style>
    <style:style style:name="P38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743c84" style:font-name-asian="Georgia1" style:font-name-complex="Georgia1"/>
    </style:style>
    <style:style style:name="P41" style:family="paragraph" style:parent-style-name="Standard" style:list-style-name="L5">
      <style:paragraph-properties fo:text-align="justify" style:justify-single-word="false"/>
      <style:text-properties style:font-name="Georgia" officeooo:paragraph-rsid="00743c84" style:font-name-asian="Georgia1" style:font-name-complex="Georgia1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Georgia" officeooo:paragraph-rsid="00743c84" style:font-name-asian="Georgia1" style:font-name-complex="Georgia1"/>
    </style:style>
    <style:style style:name="P43" style:family="paragraph" style:parent-style-name="Standard" style:list-style-name="L7">
      <style:paragraph-properties fo:text-align="justify" style:justify-single-word="false"/>
      <style:text-properties style:font-name="Georgia" officeooo:paragraph-rsid="00743c84" style:font-name-asian="Georgia1" style:font-name-complex="Georgia1"/>
    </style:style>
    <style:style style:name="P44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45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43c84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0743c84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743c84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rsid="0023ad53" officeooo:paragraph-rsid="00743c84" style:font-name-asian="Georgia1" style:font-name-complex="Georgia1"/>
    </style:style>
    <style:style style:name="P49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743c84" style:font-name-asian="Georgia1" style:font-name-complex="Georgia1"/>
    </style:style>
    <style:style style:name="P50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743c84" style:font-name-asian="Georgia1" style:font-name-complex="Georgia1"/>
    </style:style>
    <style:style style:name="P51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743c84" style:font-name-asian="Georgia1" style:font-name-complex="Georgia1"/>
    </style:style>
    <style:style style:name="P52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743c84" style:font-name-asian="Georgia1" style:font-name-complex="Georgia1"/>
    </style:style>
    <style:style style:name="P53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officeooo:rsid="00504b10"/>
    </style:style>
    <style:style style:name="T3" style:family="text">
      <style:text-properties style:font-name="Georgia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font-name="Georgia" officeooo:rsid="00504b10" style:font-name-asian="Georgia1" style:font-name-complex="Georgia1"/>
    </style:style>
    <style:style style:name="T6" style:family="text">
      <style:text-properties style:font-name="Georgia" officeooo:rsid="005900d7" style:font-name-asian="Georgia1" style:font-name-complex="Georgia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55b659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</text:span><text:span text:style-name="T2">D</text:span><text:span text:style-name="T1">écoupages des tâches et charte graphique</text:span></text:p>
      <text:p text:style-name="Standard"/>
      <text:p text:style-name="P2"><draw:frame draw:style-name="fr1" draw:name="image6.png" text:anchor-type="as-char" svg:y="-1.099cm" svg:width="10.601cm" svg:height="1.506cm" draw:z-index="16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3">Créateur : </text:span><text:span text:style-name="T4">Axel MOURILLON</text:span><text:span text:style-name="T3"> – </text:span><text:span text:style-name="T4">Chef de projet</text:span></text:p>
      <text:p text:style-name="P6">📅 <text:span text:style-name="T3">Date de Création : </text:span><text:span text:style-name="T5">16</text:span><text:span text:style-name="T3">/</text:span><text:span text:style-name="T5">11</text:span><text:span text:style-name="T3">/</text:span><text:span text:style-name="T4">202</text:span><text:span text:style-name="T6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NON <text:span text:style-name="T2">puis OUI</text:span>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4"/></text:p>
      <text:section text:style-name="Sect1" text:name="Section2">
        <text:p text:style-name="P10"><draw:frame draw:style-name="fr2" draw:name="Image2" text:anchor-type="as-char" svg:y="-0.728cm" svg:width="5.89cm" svg:height="1.669cm" draw:z-index="17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8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Retour sur la présentation de la fiche projet tutoré<text:tab/>2</text:a></text:p>
          <text:p text:style-name="P15"><text:a xlink:type="simple" xlink:href="#__RefHeading___Toc399_377169772" text:style-name="Index_20_Link" text:visited-style-name="Index_20_Link">A) Ressentis généraux<text:tab/>2</text:a></text:p>
          <text:p text:style-name="P15"><text:a xlink:type="simple" xlink:href="#__RefHeading___Toc399_377169772%20Copie%201" text:style-name="Index_20_Link" text:visited-style-name="Index_20_Link">B) Reprise du site pour une publication<text:tab/>2</text:a></text:p>
          <text:p text:style-name="P14"><text:a xlink:type="simple" xlink:href="#__RefHeading___Toc395_377169772%20Copie%201" text:style-name="Index_20_Link" text:visited-style-name="Index_20_Link">II. Revue du découpage des tâches<text:tab/>3</text:a></text:p>
          <text:p text:style-name="P15"><text:a xlink:type="simple" xlink:href="#__RefHeading___Toc399_377169772%20Copie%204" text:style-name="Index_20_Link" text:visited-style-name="Index_20_Link">A) Premier regard<text:tab/>3</text:a></text:p>
          <text:p text:style-name="P15"><text:a xlink:type="simple" xlink:href="#__RefHeading___Toc399_377169772%20Copie%201%20Copie%201" text:style-name="Index_20_Link" text:visited-style-name="Index_20_Link">B) Remarques et suggestions<text:tab/>5</text:a></text:p>
          <text:p text:style-name="P14"><text:a xlink:type="simple" xlink:href="#__RefHeading___Toc395_377169772%20Copie%202" text:style-name="Index_20_Link" text:visited-style-name="Index_20_Link">III. Charte graphique<text:tab/>6</text:a></text:p>
          <text:p text:style-name="P15"><text:a xlink:type="simple" xlink:href="#__RefHeading___Toc399_377169772%20Copie%204%20Copie%201" text:style-name="Index_20_Link" text:visited-style-name="Index_20_Link">A) Présentation de la charte graphique<text:tab/>6</text:a></text:p>
          <text:p text:style-name="P15"><text:a xlink:type="simple" xlink:href="#__RefHeading___Toc399_377169772%20Copie%201%20Copie%201%20Copie%201" text:style-name="Index_20_Link" text:visited-style-name="Index_20_Link">B) Jalon 2 et 3 : présentation du projet et affiche<text:tab/>6</text:a></text:p>
          <text:p text:style-name="P14"><text:a xlink:type="simple" xlink:href="#__RefHeading___Toc395_377169772%20Copie%202%20Copie%202" text:style-name="Index_20_Link" text:visited-style-name="Index_20_Link">Prochaine réunion<text:tab/>7</text:a></text:p>
          <text:p text:style-name="P15"><text:a xlink:type="simple" xlink:href="#__RefHeading___Toc399_377169772%20Copie%202%20Copie%202" text:style-name="Index_20_Link" text:visited-style-name="Index_20_Link">Date<text:tab/>7</text:a></text:p>
          <text:p text:style-name="P15"><text:a xlink:type="simple" xlink:href="#__RefHeading___Toc552_377169772%20Copie%201%20Copie%202" text:style-name="Index_20_Link" text:visited-style-name="Index_20_Link">Ordre du jour<text:tab/>7</text:a></text:p>
          <text:p text:style-name="P15"><text:a xlink:type="simple" xlink:href="#__RefHeading___Toc552_377169772%20Copie%201%20Copie%202%20Copie%201" text:style-name="Index_20_Link" text:visited-style-name="Index_20_Link">Devoirs<text:tab/>7</text:a></text:p>
        </text:index-body>
      </text:table-of-content>
      <text:p text:style-name="P4"/>
      <text:p text:style-name="P4"/>
      <text:p text:style-name="P4"/>
      <text:list xml:id="list2982069209" text:style-name="L2">
        <text:list-item>
          <text:p text:style-name="P16"><text:bookmark-start text:name="__RefHeading___Toc395_377169772"/>Retour sur la présentation de la <text:tab/>fiche projet tutoré<text:bookmark-end text:name="__RefHeading___Toc395_377169772"/></text:p>
        </text:list-item>
      </text:list>
      <text:p text:style-name="P17"/>
      <text:list xml:id="list3769993340" text:style-name="L3">
        <text:list-item>
          <text:p text:style-name="P18"><text:bookmark-start text:name="__RefHeading___Toc399_377169772"/>Ressentis généraux<text:bookmark-end text:name="__RefHeading___Toc399_377169772"/></text:p>
        </text:list-item>
      </text:list>
      <text:p text:style-name="P17"/>
      <text:p text:style-name="P19">Globalement on a été bon :</text:p>
      <text:list text:style-name="L4">
        <text:list-item>
          <text:p text:style-name="P20">Captivé l’attention l’attention de la prof et du public</text:p>
        </text:list-item>
        <text:list-item>
          <text:p text:style-name="P20">Générer de la curiosité pour le produit final</text:p>
        </text:list-item>
      </text:list>
      <text:p text:style-name="P19"/>
      <text:p text:style-name="P19">Améliorations :</text:p>
      <text:list text:continue-numbering="true" text:style-name="L4">
        <text:list-item>
          <text:p text:style-name="P20">Mieux gérer le stress pendant les présentations</text:p>
        </text:list-item>
        <text:list-item>
          <text:p text:style-name="P20">Rendre les présentations plus vivantes et actives</text:p>
        </text:list-item>
      </text:list>
      <text:p text:style-name="P19"/>
      <text:p text:style-name="P19">Conclusion :</text:p>
      <text:p text:style-name="P19"><text:tab/>On garde le momentum, et on refait au moins aussi bien</text:p>
      <text:p text:style-name="P21"/>
      <text:p text:style-name="P22"/>
      <text:list xml:id="list115360737209062" text:continue-list="list3769993340" text:style-name="L3">
        <text:list-item>
          <text:p text:style-name="P18"><text:bookmark-start text:name="__RefHeading___Toc399_377169772 Copie 1"/>Reprise du site pour une publication<text:bookmark-end text:name="__RefHeading___Toc399_377169772 Copie 1"/></text:p>
        </text:list-item>
      </text:list>
      <text:p text:style-name="P22"/>
      <text:p text:style-name="P23">Arthur : dû aux poursuites d’études, à priori NON. Peut évoluer</text:p>
      <text:p text:style-name="P23">Loïs : dû à des projets personnels, NON. Pas avant 2 ans en tout cas</text:p>
      <text:p text:style-name="P24"/>
      <text:p text:style-name="P25"/>
      <text:list xml:id="list115361948859053" text:continue-list="list2982069209" text:style-name="L2">
        <text:list-item>
          <text:p text:style-name="P26"><text:bookmark-start text:name="__RefHeading___Toc395_377169772 Copie 1"/>Revue du découpage des tâches<text:bookmark-end text:name="__RefHeading___Toc395_377169772 Copie 1"/></text:p>
        </text:list-item>
      </text:list>
      <text:p text:style-name="P27"/>
      <text:list text:continue-list="list115360737209062" text:style-name="L3">
        <text:list-item text:start-value="1">
          <text:p text:style-name="P18"><text:bookmark-start text:name="__RefHeading___Toc399_377169772 Copie 4"/>Premier regard<text:bookmark-end text:name="__RefHeading___Toc399_377169772 Copie 4"/></text:p>
        </text:list-item>
      </text:list>
      <text:p text:style-name="P22"/>
      <text:p text:style-name="P28">Cette section relève d’une prise de note. Prière de ne pas tenir compte de la lisibilité globale</text:p>
      <text:p text:style-name="P29"/>
      <text:p text:style-name="P28">Par tâches</text:p>
      <text:p text:style-name="P29">- Documentation à propos de la façon dont fonctionne les site de e-commerce </text:p>
      <text:p text:style-name="P30">&gt; Définition claire des infrastructures nécessaires (bâtiments, équipements informatiques, etc)</text:p>
      <text:p text:style-name="P30">&gt; Définition claire des techniques et méthodes de communications pour vendre des produits</text:p>
      <text:p text:style-name="P30">&gt; Définition claire des techniques et méthodes de communications pour vendre des services</text:p>
      <text:p text:style-name="P30">&gt; Définir les méthodes pour intégrer et gérer légalement les différents moyens de paiement</text:p>
      <text:p text:style-name="P30">&gt; Définition claire des aspects légaux et administratifs (conditions d’utilisation, RGPD , etc)</text:p>
      <text:p text:style-name="P30">&gt; Définir clairement notre degré de liberté vis-à-vis des contraintes GRETA/IUT (encore plus si publication)</text:p>
      <text:p text:style-name="P30">&gt; Se renseigner sur l'impact environnemental des produits achetés pour essayer de le réduire (acheter Français par exemple)</text:p>
      <text:p text:style-name="P30">&gt; Se renseigner sur l'essor de la communauté JDR pour avoir une vision social du projet</text:p>
      <text:p text:style-name="P31">- Proposer des produits et des services</text:p>
      <text:p text:style-name="P30">&gt; Établir une liste exhaustive des produits à proposer sur le site</text:p>
      <text:p text:style-name="P30">&gt; Établir une liste exhaustive des services à proposer sur le site</text:p>
      <text:p text:style-name="P30">&gt; Établir une politique de stock (flue tendu?, méthode de stockage?,... influe sur le prix de revient)</text:p>
      <text:p text:style-name="P30">&gt; Établir les prix des produits et des services à proposer sur le site</text:p>
      <text:p text:style-name="P30">&gt; Effectuer une revue de faisabilité (principalement pour les services)</text:p>
      <text:p text:style-name="P32">&gt; Effectuer une revue des points critiques de conformité des produits et des services proposés</text:p>
      <text:p text:style-name="P30">&gt; Se fournir les produits </text:p>
      <text:p text:style-name="P30">&gt; Designer les produits</text:p>
      <text:p text:style-name="P30">&gt; Préparer les offres de services</text:p>
      <text:p text:style-name="P29">- Créer le site</text:p>
      <text:p text:style-name="P30">&gt; Définir une charte graphique claire et exhaustive</text:p>
      <text:p text:style-name="P30">&gt; Designer le site : esthétisme et ergonomie (penser au côté responsive)</text:p>
      <text:p text:style-name="P30">&gt; Créer la carte servant à la navigation dans le site</text:p>
      <text:p text:style-name="P30">&gt; Définir les technologies et outils de déploiement et de gestion</text:p>
      <text:p text:style-name="P30">&gt; Implémenter le site : version basique </text:p>
      <text:p text:style-name="P32">&gt; Fonctionnalités de base : navigation, pages, structure etc</text:p>
      <text:p text:style-name="P32">&gt; Intégrer les premiers produits aux sites</text:p>
      <text:p text:style-name="P32">&gt; Intégrer les premiers services aux sites</text:p>
      <text:p text:style-name="P32">&gt; Intégrer les différents moyens de paiement</text:p>
      <text:p text:style-name="P30"><text:soft-page-break/>&gt; Implémenter le site : version améliorer</text:p>
      <text:p text:style-name="P32">&gt; Intégrer ou améliorer l'ergonomie et l'esthétisme </text:p>
      <text:p text:style-name="P32">&gt; Ajouter des fonctionnalités non-essentielles</text:p>
      <text:p text:style-name="P30">&gt; Essayer d'optimiser la consommation d'énergie de l'infrastructure mise en place</text:p>
      <text:p text:style-name="P29">- Gérer nos réseaux sociaux (si publication du projet)</text:p>
      <text:p text:style-name="P30">&gt; Préparer des publications à l'avance</text:p>
      <text:p text:style-name="P30">&gt; Ouvrir nos comptes (X, Instagram, Snapchat, Facebook, etc)</text:p>
      <text:p text:style-name="P30">&gt; Gérer les comptes : les maintenir relativement actifs, répondre aux commentaires, etc</text:p>
      <text:p text:style-name="P30">&gt; Communiquer sur le fait qu'on est écolo de fou là, le RSE, tout ça</text:p>
      <text:p text:style-name="P29">- Préparer et produire les jalons GRETA :</text:p>
      <text:p text:style-name="P30">&gt; Jalon 2 et 3 : 05/12/2024</text:p>
      <text:p text:style-name="P32">- Objectif → prêt le 24/11/2024</text:p>
      <text:p text:style-name="P30">&gt; Jalon 4 :</text:p>
      <text:p text:style-name="P32">- Objectif → prêt le 09/02/2025</text:p>
      <text:p text:style-name="P33">&gt; Point d'étape livrable 4 → 03/02/2025</text:p>
      <text:p text:style-name="P30">&gt; Jalon 5 et 6 :</text:p>
      <text:p text:style-name="P32">- Objectif → prêt le 04/05/2025</text:p>
      <text:p text:style-name="P33">&gt; Points d'étapes livrables 5 et 6 → 24/02/2025, 10/03/2025, 31/03/2025, 14/04/2025</text:p>
      <text:p text:style-name="P30">&gt; Jalon 7, 8 et 9 :</text:p>
      <text:p text:style-name="P32">- Objectif → prêt le 01/06/2025</text:p>
      <text:p text:style-name="P33">&gt; Points d'étapes livrables 7, 8 et 9 → 19/05/2025</text:p>
      <text:p text:style-name="P29"/>
      <text:p text:style-name="P28">Par axes :</text:p>
      <text:p text:style-name="P34">Expérience utilisateur et Communication</text:p>
      <text:p text:style-name="P29">- Proposer des produits et des services</text:p>
      <text:p text:style-name="P30">&gt; Établir une liste exhaustive des produits à proposer sur le site</text:p>
      <text:p text:style-name="P30">&gt; Établir une liste exhaustive des services à proposer sur le site</text:p>
      <text:p text:style-name="P30">&gt; Établir les prix des produits et des services à proposer sur le site</text:p>
      <text:p text:style-name="P31">- Gérer nos réseaux sociaux (si publication du projet)</text:p>
      <text:p text:style-name="P30">&gt; Gérer les comptes : les maintenir relativement actifs, répondre aux commentaires, etc</text:p>
      <text:p text:style-name="P34">Gestion interne et Marketing</text:p>
      <text:p text:style-name="P29">- Documentation à propos de la façon dont fonctionne les site de e-commerce </text:p>
      <text:p text:style-name="P30">&gt; Définition claire des techniques et méthodes de communications pour vendre des produits et des services</text:p>
      <text:p text:style-name="P29">- Proposer des produits et des services</text:p>
      <text:p text:style-name="P30">&gt; Établir une politique de stock (flue tendu?, méthode de stockage?, ... influe sur le prix de revient)</text:p>
      <text:p text:style-name="P30">&gt; Établir les prix des produits et des services à proposer sur le site</text:p>
      <text:p text:style-name="P30">&gt; Effectuer une revue de faisabilité (principalement pour les services)</text:p>
      <text:p text:style-name="P30">&gt; Se fournir les produits </text:p>
      <text:p text:style-name="P30">&gt; Designer les produits</text:p>
      <text:p text:style-name="P30">&gt; Préparer les offres de services</text:p>
      <text:p text:style-name="P29">- Gérer nos réseaux sociaux (si publication du projet)</text:p>
      <text:p text:style-name="P30">&gt; Préparer des publications à l'avance</text:p>
      <text:p text:style-name="P30">&gt; Ouvrir nos comptes (X, Instagram, Snapchat, Facbook, etc)</text:p>
      <text:p text:style-name="P29"><text:soft-page-break/><text:span text:style-name="T7">Infrastructure</text:span></text:p>
      <text:p text:style-name="P29">- Documentation à propos de la façon dont fonctionne les site de e-commerce </text:p>
      <text:p text:style-name="P30">&gt; Définition claire des infrastructures nécessaires (bâtiments, équipements informatiques, etc)</text:p>
      <text:p text:style-name="P34">Sécurité</text:p>
      <text:p text:style-name="P29">- Documentation à propos de la façon dont fonctionne les site de e-commerce </text:p>
      <text:p text:style-name="P30">&gt; Définition claire des techniques et méthodes de communications pour vendre des produits et des services</text:p>
      <text:p text:style-name="P34">Formalisation et conformité</text:p>
      <text:p text:style-name="P29">- Documentation à propos de la façon dont fonctionne les site de e-commerce </text:p>
      <text:p text:style-name="P30">&gt; Définition claire des aspects légaux et administratifs (conditions d’utilisation, RGPD , etc)</text:p>
      <text:p text:style-name="P30">&gt; Définir clairement notre degré de liberté vis-à-vis des contraintes GRETA/IUT (encore plus si publication)</text:p>
      <text:p text:style-name="P35"/>
      <text:p text:style-name="P22"/>
      <text:list xml:id="list115361307793013" text:continue-numbering="true" text:style-name="L3">
        <text:list-item>
          <text:p text:style-name="P18"><text:bookmark-start text:name="__RefHeading___Toc399_377169772 Copie 1 Copie 1"/>Remarques et suggestions<text:bookmark-end text:name="__RefHeading___Toc399_377169772 Copie 1 Copie 1"/></text:p>
        </text:list-item>
      </text:list>
      <text:p text:style-name="P22"/>
      <text:p text:style-name="P36">- Intégrer aux tâche : Découpe du site en backend / frontend</text:p>
      <text:p text:style-name="P36">- Globalement OK, à voir par la suite</text:p>
      <text:p text:style-name="P22"/>
      <text:p text:style-name="P17"/>
      <text:list text:continue-list="list115361948859053" text:style-name="L2">
        <text:list-item>
          <text:p text:style-name="P37"><text:bookmark-start text:name="__RefHeading___Toc395_377169772 Copie 2"/>Charte graphique<text:bookmark-end text:name="__RefHeading___Toc395_377169772 Copie 2"/></text:p>
        </text:list-item>
      </text:list>
      <text:p text:style-name="P38"/>
      <text:list text:continue-list="list115361307793013" text:style-name="L3">
        <text:list-item text:start-value="1">
          <text:p text:style-name="P39"><text:bookmark-start text:name="__RefHeading___Toc399_377169772 Copie 4 Copie 1"/>Présentation de la charte graphique<text:bookmark-end text:name="__RefHeading___Toc399_377169772 Copie 4 Copie 1"/></text:p>
        </text:list-item>
      </text:list>
      <text:p text:style-name="P38"/>
      <text:p text:style-name="P38">- Choix des polices d’écritures</text:p>
      <text:p text:style-name="P38">- Choix de la palette de couleurs</text:p>
      <text:p text:style-name="P38"/>
      <text:p text:style-name="P38">Remarques de workflow : dépôt de la charte graphique dans le Git et revue du formattage de celle-ci</text:p>
      <text:p text:style-name="P38"/>
      <text:list text:continue-numbering="true" text:style-name="L3">
        <text:list-item>
          <text:p text:style-name="P39"><text:bookmark-start text:name="__RefHeading___Toc399_377169772 Copie 1 Copie 1 Copie 1"/>Jalon 2 et 3 : présentation du projet et affiche<text:bookmark-end text:name="__RefHeading___Toc399_377169772 Copie 1 Copie 1 Copie 1"/></text:p>
        </text:list-item>
      </text:list>
      <text:p text:style-name="P38"/>
      <text:p text:style-name="P40">Rappel : commercial « pur », l’objectif est de nous vendre</text:p>
      <text:p text:style-name="P40"/>
      <text:p text:style-name="P40">3 points principaux :</text:p>
      <text:list text:style-name="L5">
        <text:list-item>
          <text:p text:style-name="P41">Lore, histoire du site, storytelling</text:p>
        </text:list-item>
        <text:list-item>
          <text:p text:style-name="P41">Affiche : genre médiévale, parchemins avec des brûlures</text:p>
        </text:list-item>
        <text:list-item>
          <text:p text:style-name="P41">Mise en scène : 3 min c’est court, nous devons marquer l’audience</text:p>
          <text:p text:style-name="P41">⇒ Raconter le lore du monde l’Étincelle (via notre expérience, etc)</text:p>
        </text:list-item>
      </text:list>
      <text:p text:style-name="P40"/>
      <text:p text:style-name="P40">Présentation jalon 2 :</text:p>
      <text:list text:style-name="L6">
        <text:list-item>
          <text:p text:style-name="P42">Préparer un support de diapositive</text:p>
        </text:list-item>
      </text:list>
      <text:p text:style-name="P40"/>
      <text:p text:style-name="P40">Affiche (jalon 3) : les points essentiels</text:p>
      <text:list text:style-name="L7">
        <text:list-item>
          <text:p text:style-name="P43">Logo : écrit et graphique</text:p>
        </text:list-item>
        <text:list-item>
          <text:p text:style-name="P43">Date de « publication » : date du </text:p>
        </text:list-item>
        <text:list-item>
          <text:p text:style-name="P43">Réseaux sociaux, si réseaux il y a</text:p>
        </text:list-item>
        <text:list-item>
          <text:p text:style-name="P43">Intégrer des produits qui seront mis en vente</text:p>
        </text:list-item>
        <text:list-item>
          <text:p text:style-name="P43">Se poser les questions habituels et y répondre : </text:p>
          <text:list>
            <text:list-item>
              <text:p text:style-name="P43">POURQUOI ?</text:p>
            </text:list-item>
            <text:list-item>
              <text:p text:style-name="P43">QUI ?</text:p>
            </text:list-item>
            <text:list-item>
              <text:p text:style-name="P43">QUEL ?</text:p>
            </text:list-item>
            <text:list-item>
              <text:p text:style-name="P43">COMMENT ?</text:p>
            </text:list-item>
            <text:list-item>
              <text:p text:style-name="P43">OBJECTIFS ?</text:p>
            </text:list-item>
            <text:list-item>
              <text:p text:style-name="P43">PUBLIC CIBLE ?</text:p>
            </text:list-item>
            <text:list-item>
              <text:p text:style-name="P43">RÉSULTAT PROJET ?</text:p>
            </text:list-item>
            <text:list-item>
              <text:p text:style-name="P43"><text:span text:style-name="T8">O</text:span>Ù ?</text:p>
            </text:list-item>
          </text:list>
        </text:list-item>
        <text:list-item>
          <text:p text:style-name="P43">Adapté le format pour du A2</text:p>
        </text:list-item>
        <text:list-item>
          <text:p text:style-name="P43">Lecture en « Z »</text:p>
          <text:p text:style-name="P43">⇒ Idées facultatives : logo pour les rôles de chaque membre, carte de présentation stylisé façon carte de personnage</text:p>
        </text:list-item>
      </text:list>
      <text:p text:style-name="P40"/>
      <text:p text:style-name="P40">⇒ Objectif : Avoir finit les préparatif des jalons 2 et 3 le 30/11/2024</text:p>
      <text:p text:style-name="P38"/>
      <text:p text:style-name="P38"/>
      <text:p text:style-name="P44"><text:bookmark-start text:name="__RefHeading___Toc395_377169772 Copie 2 Copie 2"/>Prochaine réunion<text:bookmark-end text:name="__RefHeading___Toc395_377169772 Copie 2 Copie 2"/></text:p>
      <text:p text:style-name="P40"/>
      <text:p text:style-name="P45"><text:bookmark-start text:name="__RefHeading___Toc399_377169772 Copie 2 Copie 2"/>Date<text:bookmark-end text:name="__RefHeading___Toc399_377169772 Copie 2 Copie 2"/></text:p>
      <text:p text:style-name="P40"/>
      <text:p text:style-name="P46">Samedi 23 novembre 2024, de 14h30 à 16h30</text:p>
      <text:p text:style-name="P40"/>
      <text:p text:style-name="P40"/>
      <text:p text:style-name="P45"><text:bookmark-start text:name="__RefHeading___Toc552_377169772 Copie 1 Copie 2"/>Ordre du jour<text:bookmark-end text:name="__RefHeading___Toc552_377169772 Copie 1 Copie 2"/></text:p>
      <text:p text:style-name="P40"/>
      <text:list text:style-name="L8">
        <text:list-item>
          <text:p text:style-name="P47">Présentation du découpage des tâches GANTT (et rappel des workflow associés) </text:p>
        </text:list-item>
        <text:list-item>
          <text:p text:style-name="P47">Point avancement sur le jalon 2 (texte de présentation et mise en scène)</text:p>
        </text:list-item>
        <text:list-item>
          <text:p text:style-name="P47">Point avancement sur le jalon 3 (affiche)</text:p>
        </text:list-item>
      </text:list>
      <text:p text:style-name="P40"/>
      <text:p text:style-name="P40"/>
      <text:p text:style-name="P45"><text:bookmark-start text:name="__RefHeading___Toc552_377169772 Copie 1 Copie 2 Copie 1"/>Devoirs<text:bookmark-end text:name="__RefHeading___Toc552_377169772 Copie 1 Copie 2 Copie 1"/></text:p>
      <text:p text:style-name="P48"/>
      <text:p text:style-name="P48">Loïs :</text:p>
      <text:list text:style-name="L9">
        <text:list-item>
          <text:p text:style-name="P49">Reprendre le formatage de la charte graphique et la déposer dans Git</text:p>
        </text:list-item>
        <text:list-item>
          <text:p text:style-name="P49">Élaboration d’une première version de l’affiche de présentation/publicité </text:p>
        </text:list-item>
      </text:list>
      <text:p text:style-name="P48">Arthur :</text:p>
      <text:list text:style-name="L10">
        <text:list-item>
          <text:p text:style-name="P50">Préparer des idées et des proposition de mise en scène</text:p>
        </text:list-item>
      </text:list>
      <text:p text:style-name="P48">Hugo :</text:p>
      <text:list text:style-name="L11">
        <text:list-item>
          <text:p text:style-name="P51">Élaboration d’une première version de l’affiche de présentation/publicité </text:p>
        </text:list-item>
      </text:list>
      <text:p text:style-name="P48">Axel :</text:p>
      <text:list text:style-name="L12">
        <text:list-item>
          <text:p text:style-name="P52">Finir la première version du fichier GANTT</text:p>
        </text:list-item>
        <text:list-item>
          <text:p text:style-name="P52">Préparer un premier jet du texte de présentation du projet</text:p>
        </text:list-item>
      </text:list>
      <text:p text:style-name="P40"/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6caa9f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9"><draw:image xlink:href="Pictures/10000000000004030000011A1D50AB68.png" xlink:type="simple" xlink:show="embed" xlink:actuate="onLoad" draw:mime-type="image/png"/></draw:frame></text:p>
          <text:p text:style-name="MP2">Découpages des tâches et charte graphique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7</text:page-number><text:s/>/ <text:span text:style-name="MT3">7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1:53:59.775000000</dc:date>
    <meta:editing-duration>PT2H11M1S</meta:editing-duration>
    <meta:editing-cycles>75</meta:editing-cycles>
    <meta:print-date>2025-01-02T09:51:38.559000000</meta:print-date>
    <meta:printed-by>Fichiers PDF</meta:printed-by>
    <meta:document-statistic meta:table-count="0" meta:image-count="7" meta:object-count="0" meta:page-count="9" meta:paragraph-count="179" meta:word-count="1412" meta:character-count="8075" meta:non-whitespace-character-count="6867"/>
  </office:meta>
</office:document-meta>
</file>